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aryTransactionManagerTests.assertNumUser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TransactionManagerTests.PrimaryTransactionManagerTests( DataSource dataSourc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TransactionManager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TransactionManager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aryTransactionManager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additional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imary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